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staPasta_de_trabalho.xml"/>
  <manifest:file-entry manifest:media-type="" manifest:full-path="Basic/Standard/M￳dulo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3.272cm"/>
    </style:style>
    <style:style style:name="co7" style:family="table-column">
      <style:table-column-properties fo:break-before="auto" style:column-width="7.2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Plan2">
      <style:table-properties table:display="true" style:writing-mode="lr-tb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style:style style:name="ce1" style:family="table-cell" style:parent-style-name="Default" style:data-style-name="N7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31,50)" style:apply-style-name="Excel_5f_CondFormat_5f_2_5f_1_5f_1" style:base-cell-address="Plan2.A3"/>
      <style:map style:condition="cell-content-is-between(51,99)" style:apply-style-name="Excel_5f_CondFormat_5f_2_5f_1_5f_2" style:base-cell-address="Plan2.A3"/>
      <style:map style:condition="cell-content-is-between(100,100)" style:apply-style-name="Excel_5f_CondFormat_5f_2_5f_1_5f_3" style:base-cell-address="Plan2.A3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31,50)" style:apply-style-name="Excel_5f_CondFormat_5f_2_5f_1_5f_1" style:base-cell-address="Plan2.A3"/>
      <style:map style:condition="cell-content-is-between(51,99)" style:apply-style-name="Excel_5f_CondFormat_5f_2_5f_1_5f_2" style:base-cell-address="Plan2.A3"/>
      <style:map style:condition="cell-content-is-between(100,100)" style:apply-style-name="Excel_5f_CondFormat_5f_2_5f_1_5f_3" style:base-cell-address="Plan2.A3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69696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ackground-color="#999999"/>
    </style:style>
  </office:automatic-styles>
  <office:body>
    <office:spreadsheet>
      <table:calculation-settings table:case-sensitive="false" table:automatic-find-labels="false" table:use-regular-expressions="false"/>
      <table:table table:name="Plan2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5" table:default-cell-style-name="ce9"/>
        <table:table-column table:style-name="co6" table:default-cell-style-name="ce7"/>
        <table:table-column table:style-name="co7" table:default-cell-style-name="Default"/>
        <table:table-column table:style-name="co2" table:number-columns-repeated="247" table:default-cell-style-name="Default"/>
        <table:table-row table:style-name="ro1">
          <table:table-cell table:style-name="ce1" office:value-type="date" office:date-value="2008-10-03">
            <text:p>3 de Outubro de 2008</text:p>
          </table:table-cell>
          <table:table-cell table:style-name="ce5" table:number-columns-repeated="6"/>
          <table:table-cell table:style-name="ce10"/>
          <table:table-cell table:number-columns-repeated="248"/>
        </table:table-row>
        <table:table-row table:style-name="ro1">
          <table:table-cell table:style-name="ce2" office:value-type="string">
            <text:p>Feature</text:p>
          </table:table-cell>
          <table:table-cell table:style-name="ce2" office:value-type="string">
            <text:p>Value <text:s/></text:p>
          </table:table-cell>
          <table:table-cell table:style-name="ce2" office:value-type="string">
            <text:p>Priority <text:s/>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Effort</text:p>
          </table:table-cell>
          <table:table-cell table:style-name="ce2" office:value-type="string">
            <text:p>Net Value</text:p>
          </table:table-cell>
          <table:table-cell table:style-name="ce2" office:value-type="string">
            <text:p>Rank</text:p>
          </table:table-cell>
          <table:table-cell table:style-name="ce11" office:value-type="string">
            <text:p>Progress(%)</text:p>
          </table:table-cell>
          <table:table-cell table:style-name="ce12" office:value-type="string">
            <text:p>Notes</text:p>
          </table:table-cell>
          <table:table-cell table:number-columns-repeated="247"/>
        </table:table-row>
        <table:table-row table:style-name="ro2">
          <table:table-cell office:value-type="string">
            <text:p>Bootstrap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table:formula="of:=netvalue([.B3];[.D3])" office:value-type="float" office:value="0">
            <text:p>#NOME?</text:p>
          </table:table-cell>
          <table:table-cell table:formula="of:=relevance([.B3];[.D3];[.C3];[.E3])" office:value-type="float" office:value="0">
            <text:p>#NOME?</text:p>
          </table:table-cell>
          <table:table-cell office:value-type="float" office:value="90">
            <text:p>90</text:p>
          </table:table-cell>
          <table:table-cell office:value-type="string">
            <text:p>Revise</text:p>
          </table:table-cell>
          <table:table-cell table:number-columns-repeated="247"/>
        </table:table-row>
        <table:table-row table:style-name="ro2">
          <table:table-cell office:value-type="string">
            <text:p>Quantity </text:p>
          </table:table-cell>
          <table:table-cell office:value-type="string">
            <text:p>M </text:p>
          </table:table-cell>
          <table:table-cell office:value-type="string">
            <text:p>X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table:formula="of:=netvalue([.B4];[.D4])" office:value-type="float" office:value="0">
            <text:p>#NOME?</text:p>
          </table:table-cell>
          <table:table-cell table:formula="of:=relevance([.B4];[.D4];[.C4];[.E4])" office:value-type="float" office:value="0">
            <text:p>#NOME?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Services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f:=netvalue([.B5];[.D5])" office:value-type="float" office:value="0">
            <text:p>#NOME?</text:p>
          </table:table-cell>
          <table:table-cell table:formula="of:=relevance([.B5];[.D5];[.C5];[.E5]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Logging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table:formula="of:=netvalue([.B6];[.D6])" office:value-type="float" office:value="0">
            <text:p>#NOME?</text:p>
          </table:table-cell>
          <table:table-cell table:formula="of:=relevance([.B6];[.D6];[.C6];[.E6])" office:value-type="float" office:value="0">
            <text:p>#NOME?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JDBC DataSource Access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table:formula="of:=netvalue([.B7];[.D7])" office:value-type="float" office:value="0">
            <text:p>#NOME?</text:p>
          </table:table-cell>
          <table:table-cell table:formula="of:=relevance([.B7];[.D7];[.C7];[.E7]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Transaction Support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f:=netvalue([.B8];[.D8])" office:value-type="float" office:value="0">
            <text:p>#NOME?</text:p>
          </table:table-cell>
          <table:table-cell table:formula="of:=relevance([.B8];[.D8];[.C8];[.E8])" office:value-type="float" office:value="0">
            <text:p>#NOME?</text:p>
          </table:table-cell>
          <table:table-cell office:value-type="float" office:value="5">
            <text:p>5</text:p>
          </table:table-cell>
          <table:table-cell table:number-columns-repeated="248"/>
        </table:table-row>
        <table:table-row table:style-name="ro2">
          <table:table-cell office:value-type="string">
            <text:p>Sequences </text:p>
          </table:table-cell>
          <table:table-cell office:value-type="string">
            <text:p>S </text:p>
          </table:table-cell>
          <table:table-cell office:value-type="string">
            <text:p>X 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table:formula="of:=netvalue([.B9];[.D9])" office:value-type="float" office:value="0">
            <text:p>#NOME?</text:p>
          </table:table-cell>
          <table:table-cell table:formula="of:=relevance([.B9];[.D9];[.C9];[.E9])" office:value-type="float" office:value="0">
            <text:p>#NOME?</text:p>
          </table:table-cell>
          <table:table-cell office:value-type="float" office:value="90">
            <text:p>90</text:p>
          </table:table-cell>
          <table:table-cell office:value-type="string">
            <text:p>Integrate to native sequence from jdbc</text:p>
          </table:table-cell>
          <table:table-cell table:number-columns-repeated="247"/>
        </table:table-row>
        <table:table-row table:style-name="ro2">
          <table:table-cell office:value-type="string">
            <text:p>Data store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table:number-columns-repeated="2" office:value-type="string">
            <text:p>L</text:p>
          </table:table-cell>
          <table:table-cell table:formula="of:=netvalue([.B10];[.D10])" office:value-type="float" office:value="0">
            <text:p>#NOME?</text:p>
          </table:table-cell>
          <table:table-cell table:formula="of:=relevance([.B10];[.D10];[.C10];[.E10])" office:value-type="float" office:value="0">
            <text:p>#NOME?</text:p>
          </table:table-cell>
          <table:table-cell office:value-type="float" office:value="60">
            <text:p>60</text:p>
          </table:table-cell>
          <table:table-cell table:number-columns-repeated="248"/>
        </table:table-row>
        <table:table-row table:style-name="ro2">
          <table:table-cell office:value-type="string">
            <text:p>Managed I/O </text:p>
          </table:table-cell>
          <table:table-cell office:value-type="string">
            <text:p>M </text:p>
          </table:table-cell>
          <table:table-cell office:value-type="string">
            <text:p>X 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table:formula="of:=netvalue([.B11];[.D11])" office:value-type="float" office:value="0">
            <text:p>#NOME?</text:p>
          </table:table-cell>
          <table:table-cell table:formula="of:=relevance([.B11];[.D11];[.C11];[.E11])" office:value-type="float" office:value="0">
            <text:p>#NOME?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table:style-name="ce4" office:value-type="string">
            <text:p>Work Unit Processing </text:p>
          </table:table-cell>
          <table:table-cell table:style-name="ce7" office:value-type="string">
            <text:p>L </text:p>
          </table:table-cell>
          <table:table-cell table:style-name="ce7" office:value-type="string">
            <text:p>M</text:p>
          </table:table-cell>
          <table:table-cell table:style-name="ce7" office:value-type="string">
            <text:p>S</text:p>
          </table:table-cell>
          <table:table-cell table:style-name="ce7" office:value-type="string">
            <text:p>M</text:p>
          </table:table-cell>
          <table:table-cell table:formula="of:=netvalue([.B12];[.D12])" office:value-type="float" office:value="0">
            <text:p>#NOME?</text:p>
          </table:table-cell>
          <table:table-cell table:formula="of:=relevance([.B12];[.D12];[.C12];[.E12]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UI for Web </text:p>
          </table:table-cell>
          <table:table-cell office:value-type="string">
            <text:p>L 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f:=netvalue([.B13];[.D13])" office:value-type="float" office:value="0">
            <text:p>#NOME?</text:p>
          </table:table-cell>
          <table:table-cell table:formula="of:=relevance([.B13];[.D13];[.C13];[.E13])" office:value-type="float" office:value="0">
            <text:p>#NOME?</text:p>
          </table:table-cell>
          <table:table-cell office:value-type="float" office:value="0">
            <text:p>0</text:p>
          </table:table-cell>
          <table:table-cell/>
          <table:table-cell table:style-name="ce7"/>
          <table:table-cell table:number-columns-repeated="246"/>
        </table:table-row>
        <table:table-row table:style-name="ro2">
          <table:table-cell office:value-type="string">
            <text:p>Injection </text:p>
          </table:table-cell>
          <table:table-cell office:value-type="string">
            <text:p>M </text:p>
          </table:table-cell>
          <table:table-cell office:value-type="string">
            <text:p>X </text:p>
          </table:table-cell>
          <table:table-cell table:number-columns-repeated="2" office:value-type="string">
            <text:p>L</text:p>
          </table:table-cell>
          <table:table-cell table:formula="of:=netvalue([.B14];[.D14])" office:value-type="float" office:value="0">
            <text:p>#NOME?</text:p>
          </table:table-cell>
          <table:table-cell table:formula="of:=relevance([.B14];[.D14];[.C14];[.E14])" office:value-type="float" office:value="0">
            <text:p>#NOME?</text:p>
          </table:table-cell>
          <table:table-cell office:value-type="float" office:value="90">
            <text:p>90</text:p>
          </table:table-cell>
          <table:table-cell office:value-type="string">
            <text:p>Integrate with the core reflection abilities</text:p>
          </table:table-cell>
          <table:table-cell table:number-columns-repeated="247"/>
        </table:table-row>
        <table:table-row table:style-name="ro2">
          <table:table-cell office:value-type="string">
            <text:p>Notifications </text:p>
          </table:table-cell>
          <table:table-cell office:value-type="string">
            <text:p>M 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table:formula="of:=netvalue([.B15];[.D15])" office:value-type="float" office:value="0">
            <text:p>#NOME?</text:p>
          </table:table-cell>
          <table:table-cell table:formula="of:=relevance([.B15];[.D15];[.C15];[.E15]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Authentication and Authorization Control </text:p>
          </table:table-cell>
          <table:table-cell office:value-type="string">
            <text:p>L </text:p>
          </table:table-cell>
          <table:table-cell table:number-columns-repeated="3" office:value-type="string">
            <text:p>M</text:p>
          </table:table-cell>
          <table:table-cell table:formula="of:=netvalue([.B16];[.D16])" office:value-type="float" office:value="0">
            <text:p>#NOME?</text:p>
          </table:table-cell>
          <table:table-cell table:formula="of:=relevance([.B16];[.D16];[.C16];[.E16])" office:value-type="float" office:value="0">
            <text:p>#NOME?</text:p>
          </table:table-cell>
          <table:table-cell office:value-type="float" office:value="50">
            <text:p>50</text:p>
          </table:table-cell>
          <table:table-cell table:number-columns-repeated="248"/>
        </table:table-row>
        <table:table-row table:style-name="ro2">
          <table:table-cell office:value-type="string">
            <text:p>Environment Integration - Application Server </text:p>
          </table:table-cell>
          <table:table-cell office:value-type="string">
            <text:p>S 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table:formula="of:=netvalue([.B17];[.D17])" office:value-type="float" office:value="0">
            <text:p>#NOME?</text:p>
          </table:table-cell>
          <table:table-cell table:formula="of:=relevance([.B17];[.D17];[.C17];[.E17]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Domain Model Support </text:p>
          </table:table-cell>
          <table:table-cell office:value-type="string">
            <text:p>L </text:p>
          </table:table-cell>
          <table:table-cell table:number-columns-repeated="3" office:value-type="string">
            <text:p>L</text:p>
          </table:table-cell>
          <table:table-cell table:formula="of:=netvalue([.B18];[.D18])" office:value-type="float" office:value="0">
            <text:p>#NOME?</text:p>
          </table:table-cell>
          <table:table-cell table:formula="of:=relevance([.B18];[.D18];[.C18];[.E18])" office:value-type="float" office:value="0">
            <text:p>#NOME?</text:p>
          </table:table-cell>
          <table:table-cell office:value-type="float" office:value="50">
            <text:p>50</text:p>
          </table:table-cell>
          <table:table-cell table:number-columns-repeated="248"/>
        </table:table-row>
        <table:table-row table:style-name="ro2">
          <table:table-cell office:value-type="string">
            <text:p>Application Modules </text:p>
          </table:table-cell>
          <table:table-cell office:value-type="string">
            <text:p>M 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f:=netvalue([.B19];[.D19])" office:value-type="float" office:value="0">
            <text:p>#NOME?</text:p>
          </table:table-cell>
          <table:table-cell table:formula="of:=relevance([.B19];[.D19];[.C19];[.E19])" office:value-type="float" office:value="0">
            <text:p>#NOME?</text:p>
          </table:table-cell>
          <table:table-cell office:value-type="float" office:value="50">
            <text:p>50</text:p>
          </table:table-cell>
          <table:table-cell table:number-columns-repeated="248"/>
        </table:table-row>
        <table:table-row table:style-name="ro2">
          <table:table-cell office:value-type="string">
            <text:p>Email Sending </text:p>
          </table:table-cell>
          <table:table-cell office:value-type="string">
            <text:p>M </text:p>
          </table:table-cell>
          <table:table-cell table:number-columns-repeated="2" office:value-type="string">
            <text:p>M</text:p>
          </table:table-cell>
          <table:table-cell office:value-type="string">
            <text:p>S</text:p>
          </table:table-cell>
          <table:table-cell table:formula="of:=netvalue([.B20];[.D20])" office:value-type="float" office:value="0">
            <text:p>#NOME?</text:p>
          </table:table-cell>
          <table:table-cell table:formula="of:=relevance([.B20];[.D20];[.C20];[.E20])" office:value-type="float" office:value="0">
            <text:p>#NOME?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3">
          <table:table-cell table:style-name="Default" office:value-type="string">
            <text:p>Email Receiving </text:p>
          </table:table-cell>
          <table:table-cell table:style-name="ce8" office:value-type="string">
            <text:p>S </text:p>
          </table:table-cell>
          <table:table-cell table:number-columns-repeated="2" table:style-name="ce8" office:value-type="string">
            <text:p>S</text:p>
          </table:table-cell>
          <table:table-cell table:style-name="ce8" office:value-type="string">
            <text:p>M</text:p>
          </table:table-cell>
          <table:table-cell table:formula="of:=netvalue([.B21];[.D21])" office:value-type="float" office:value="0">
            <text:p>#NOME?</text:p>
          </table:table-cell>
          <table:table-cell table:formula="of:=relevance([.B21];[.D21];[.C21];[.E21])" office:value-type="float" office:value="0">
            <text:p>#NOME?</text:p>
          </table:table-cell>
          <table:table-cell table:style-name="ce8"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Validation </text:p>
          </table:table-cell>
          <table:table-cell office:value-type="string">
            <text:p>M </text:p>
          </table:table-cell>
          <table:table-cell table:number-columns-repeated="2" office:value-type="string">
            <text:p>L</text:p>
          </table:table-cell>
          <table:table-cell office:value-type="string">
            <text:p>M</text:p>
          </table:table-cell>
          <table:table-cell table:formula="of:=netvalue([.B22];[.D22])" office:value-type="float" office:value="0">
            <text:p>#NOME?</text:p>
          </table:table-cell>
          <table:table-cell table:formula="of:=relevance([.B22];[.D22];[.C22];[.E22])" office:value-type="float" office:value="0">
            <text:p>#NOME?</text:p>
          </table:table-cell>
          <table:table-cell office:value-type="float" office:value="90">
            <text:p>90</text:p>
          </table:table-cell>
          <table:table-cell office:value-type="string">
            <text:p>Instance validador base on annotations</text:p>
          </table:table-cell>
          <table:table-cell table:number-columns-repeated="247"/>
        </table:table-row>
        <table:table-row table:style-name="ro2">
          <table:table-cell office:value-type="string">
            <text:p>Environent Integration - Web Container Only </text:p>
          </table:table-cell>
          <table:table-cell office:value-type="string">
            <text:p>M </text:p>
          </table:table-cell>
          <table:table-cell table:number-columns-repeated="2" office:value-type="string">
            <text:p>L</text:p>
          </table:table-cell>
          <table:table-cell office:value-type="string">
            <text:p>M</text:p>
          </table:table-cell>
          <table:table-cell table:formula="of:=netvalue([.B23];[.D23])" office:value-type="float" office:value="0">
            <text:p>#NOME?</text:p>
          </table:table-cell>
          <table:table-cell table:formula="of:=relevance([.B23];[.D23];[.C23];[.E23]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Work Scheduling (Alarm Clock)</text:p>
          </table:table-cell>
          <table:table-cell office:value-type="string">
            <text:p>S </text:p>
          </table:table-cell>
          <table:table-cell table:number-columns-repeated="3" office:value-type="string">
            <text:p>M</text:p>
          </table:table-cell>
          <table:table-cell table:formula="of:=netvalue([.B24];[.D24])" office:value-type="float" office:value="0">
            <text:p>#NOME?</text:p>
          </table:table-cell>
          <table:table-cell table:formula="of:=relevance([.B24];[.D24];[.C24];[.E24]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Reports Support </text:p>
          </table:table-cell>
          <table:table-cell office:value-type="string">
            <text:p>S </text:p>
          </table:table-cell>
          <table:table-cell table:number-columns-repeated="3" office:value-type="string">
            <text:p>M</text:p>
          </table:table-cell>
          <table:table-cell table:formula="of:=netvalue([.B25];[.D25])" office:value-type="float" office:value="0">
            <text:p>#NOME?</text:p>
          </table:table-cell>
          <table:table-cell table:formula="of:=relevance([.B25];[.D25];[.C25];[.E25])" office:value-type="float" office:value="0">
            <text:p>#NOME?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UI for Testing </text:p>
          </table:table-cell>
          <table:table-cell office:value-type="string">
            <text:p>L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table:formula="of:=netvalue([.B26];[.D26])" office:value-type="float" office:value="0">
            <text:p>#NOME?</text:p>
          </table:table-cell>
          <table:table-cell table:formula="of:=relevance([.B26];[.D26];[.C26];[.E26]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License Control </text:p>
          </table:table-cell>
          <table:table-cell office:value-type="string">
            <text:p>L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table:formula="of:=netvalue([.B27];[.D27])" office:value-type="float" office:value="0">
            <text:p>#NOME?</text:p>
          </table:table-cell>
          <table:table-cell table:formula="of:=relevance([.B27];[.D27];[.C27];[.E27]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Atlas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table:number-columns-repeated="2" office:value-type="string">
            <text:p>M</text:p>
          </table:table-cell>
          <table:table-cell table:formula="of:=netvalue([.B28];[.D28])" office:value-type="float" office:value="0">
            <text:p>#NOME?</text:p>
          </table:table-cell>
          <table:table-cell table:formula="of:=relevance([.B28];[.D28];[.C28];[.E28])" office:value-type="float" office:value="0">
            <text:p>#NOME?</text:p>
          </table:table-cell>
          <table:table-cell office:value-type="float" office:value="90">
            <text:p>90</text:p>
          </table:table-cell>
          <table:table-cell office:value-type="string">
            <text:p>use XML DataStore. Reprocess files to xml</text:p>
          </table:table-cell>
          <table:table-cell table:number-columns-repeated="247"/>
        </table:table-row>
        <table:table-row table:style-name="ro2">
          <table:table-cell office:value-type="string">
            <text:p>Environment Integration - Standalone </text:p>
          </table:table-cell>
          <table:table-cell office:value-type="string">
            <text:p>S </text:p>
          </table:table-cell>
          <table:table-cell table:number-columns-repeated="3" office:value-type="string">
            <text:p>L</text:p>
          </table:table-cell>
          <table:table-cell table:formula="of:=netvalue([.B29];[.D29])" office:value-type="float" office:value="0">
            <text:p>#NOME?</text:p>
          </table:table-cell>
          <table:table-cell table:formula="of:=relevance([.B29];[.D29];[.C29];[.E29])" office:value-type="float" office:value="0">
            <text:p>#NOME?</text:p>
          </table:table-cell>
          <table:table-cell office:value-type="float" office:value="20">
            <text:p>20</text:p>
          </table:table-cell>
          <table:table-cell table:number-columns-repeated="248"/>
        </table:table-row>
        <table:table-row table:style-name="ro2">
          <table:table-cell office:value-type="string">
            <text:p>Addressing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table:number-columns-repeated="2" office:value-type="string">
            <text:p>M</text:p>
          </table:table-cell>
          <table:table-cell table:formula="of:=netvalue([.B30];[.D30])" office:value-type="float" office:value="0">
            <text:p>#NOME?</text:p>
          </table:table-cell>
          <table:table-cell table:formula="of:=relevance([.B30];[.D30];[.C30];[.E30]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UI for Ajax </text:p>
          </table:table-cell>
          <table:table-cell office:value-type="string">
            <text:p>M 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f:=netvalue([.B31];[.D31])" office:value-type="float" office:value="0">
            <text:p>#NOME?</text:p>
          </table:table-cell>
          <table:table-cell table:formula="of:=relevance([.B31];[.D31];[.C31];[.E31]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Tags for UI for Web </text:p>
          </table:table-cell>
          <table:table-cell office:value-type="string">
            <text:p>M 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f:=netvalue([.B32];[.D32])" office:value-type="float" office:value="0">
            <text:p>#NOME?</text:p>
          </table:table-cell>
          <table:table-cell table:formula="of:=relevance([.B32];[.D32];[.C32];[.E32]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Easy Cryptography Support </text:p>
          </table:table-cell>
          <table:table-cell office:value-type="string">
            <text:p>M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table:formula="of:=netvalue([.B33];[.D33])" office:value-type="float" office:value="0">
            <text:p>#NOME?</text:p>
          </table:table-cell>
          <table:table-cell table:formula="of:=relevance([.B33];[.D33];[.C33];[.E33]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Webservice Providing : SOAP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f:=netvalue([.B34];[.D34])" office:value-type="float" office:value="0">
            <text:p>#NOME?</text:p>
          </table:table-cell>
          <table:table-cell table:formula="of:=relevance([.B34];[.D34];[.C34];[.E34]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Webservice Providing : REST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f:=netvalue([.B35];[.D35])" office:value-type="float" office:value="0">
            <text:p>#NOME?</text:p>
          </table:table-cell>
          <table:table-cell table:formula="of:=relevance([.B35];[.D35];[.C35];[.E35]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UI for Desktop (Swing) </text:p>
          </table:table-cell>
          <table:table-cell office:value-type="string">
            <text:p>L </text:p>
          </table:table-cell>
          <table:table-cell table:number-columns-repeated="2" office:value-type="string">
            <text:p>L</text:p>
          </table:table-cell>
          <table:table-cell office:value-type="string">
            <text:p>X</text:p>
          </table:table-cell>
          <table:table-cell table:formula="of:=netvalue([.B36];[.D36])" office:value-type="float" office:value="0">
            <text:p>#NOME?</text:p>
          </table:table-cell>
          <table:table-cell table:formula="of:=relevance([.B36];[.D36];[.C36];[.E36])" office:value-type="float" office:value="0">
            <text:p>#NOME?</text:p>
          </table:table-cell>
          <table:table-cell office:value-type="float" office:value="10">
            <text:p>10</text:p>
          </table:table-cell>
          <table:table-cell table:number-columns-repeated="248"/>
        </table:table-row>
        <table:table-row table:style-name="ro2">
          <table:table-cell office:value-type="string">
            <text:p>Dynamic Service Loading </text:p>
          </table:table-cell>
          <table:table-cell office:value-type="string">
            <text:p>M </text:p>
          </table:table-cell>
          <table:table-cell office:value-type="string">
            <text:p>M</text:p>
          </table:table-cell>
          <table:table-cell table:number-columns-repeated="2" office:value-type="string">
            <text:p>L</text:p>
          </table:table-cell>
          <table:table-cell table:formula="of:=netvalue([.B37];[.D37])" office:value-type="float" office:value="0">
            <text:p>#NOME?</text:p>
          </table:table-cell>
          <table:table-cell table:formula="of:=relevance([.B37];[.D37];[.C37];[.E37]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Chart Support </text:p>
          </table:table-cell>
          <table:table-cell office:value-type="string">
            <text:p>S 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table:formula="of:=netvalue([.B38];[.D38])" office:value-type="float" office:value="0">
            <text:p>#NOME?</text:p>
          </table:table-cell>
          <table:table-cell table:formula="of:=relevance([.B38];[.D38];[.C38];[.E38]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User Control: JAAS integration </text:p>
          </table:table-cell>
          <table:table-cell office:value-type="string">
            <text:p>S </text:p>
          </table:table-cell>
          <table:table-cell office:value-type="string">
            <text:p>M</text:p>
          </table:table-cell>
          <table:table-cell table:number-columns-repeated="2" office:value-type="string">
            <text:p>L</text:p>
          </table:table-cell>
          <table:table-cell table:formula="of:=netvalue([.B39];[.D39])" office:value-type="float" office:value="0">
            <text:p>#NOME?</text:p>
          </table:table-cell>
          <table:table-cell table:formula="of:=relevance([.B39];[.D39];[.C39];[.E39]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Webservice Consuming : SOAP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office:value-type="string">
            <text:p>L</text:p>
          </table:table-cell>
          <table:table-cell table:formula="of:=netvalue([.B40];[.D40])" office:value-type="float" office:value="0">
            <text:p>#NOME?</text:p>
          </table:table-cell>
          <table:table-cell table:formula="of:=relevance([.B40];[.D40];[.C40];[.E40]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Webservice Consuming : REST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office:value-type="string">
            <text:p>L</text:p>
          </table:table-cell>
          <table:table-cell table:formula="of:=netvalue([.B41];[.D41])" office:value-type="float" office:value="0">
            <text:p>#NOME?</text:p>
          </table:table-cell>
          <table:table-cell table:formula="of:=relevance([.B41];[.D41];[.C41];[.E41]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Geographic Maps integration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table:formula="of:=netvalue([.B42];[.D42])" office:value-type="float" office:value="0">
            <text:p>#NOME?</text:p>
          </table:table-cell>
          <table:table-cell table:formula="of:=relevance([.B42];[.D42];[.C42];[.E42]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Document Search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table:formula="of:=netvalue([.B43];[.D43])" office:value-type="float" office:value="0">
            <text:p>#NOME?</text:p>
          </table:table-cell>
          <table:table-cell table:formula="of:=relevance([.B43];[.D43];[.C43];[.E43]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UI for SWT </text:p>
          </table:table-cell>
          <table:table-cell office:value-type="string">
            <text:p>M </text:p>
          </table:table-cell>
          <table:table-cell office:value-type="string">
            <text:p>S</text:p>
          </table:table-cell>
          <table:table-cell table:number-columns-repeated="2" office:value-type="string">
            <text:p>X</text:p>
          </table:table-cell>
          <table:table-cell table:formula="of:=netvalue([.B44];[.D44])" office:value-type="float" office:value="0">
            <text:p>#NOME?</text:p>
          </table:table-cell>
          <table:table-cell table:formula="of:=relevance([.B44];[.D44];[.C44];[.E44]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DDL Scripting</text:p>
          </table:table-cell>
          <table:table-cell table:style-name="Default" table:number-columns-repeated="5"/>
          <table:table-cell/>
          <table:table-cell office:value-type="float" office:value="20">
            <text:p>2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UIComponent Interface Hierarchy</text:p>
          </table:table-cell>
          <table:table-cell table:style-name="Default" table:number-columns-repeated="5"/>
          <table:table-cell/>
          <table:table-cell office:value-type="float" office:value="10">
            <text:p>1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UIModel models</text:p>
          </table:table-cell>
          <table:table-cell table:style-name="Default" table:number-columns-repeated="6"/>
          <table:table-cell office:value-type="float" office:value="10">
            <text:p>1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Phone Number</text:p>
          </table:table-cell>
          <table:table-cell table:style-name="Default" table:number-columns-repeated="6"/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Atlas data to storage</text:p>
          </table:table-cell>
          <table:table-cell table:style-name="Default" table:number-columns-repeated="6"/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Task toolbox</text:p>
          </table:table-cell>
          <table:table-cell table:style-name="Default" table:number-columns-repeated="6"/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Webservice publisher</text:p>
          </table:table-cell>
          <table:table-cell table:style-name="Default" table:number-columns-repeated="6"/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Improve Injection</text:p>
          </table:table-cell>
          <table:table-cell table:style-name="Default" table:number-columns-repeated="6"/>
          <table:table-cell office:value-type="float" office:value="80">
            <text:p>8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Improve Bootstrap</text:p>
          </table:table-cell>
          <table:table-cell table:style-name="Default" table:number-columns-repeated="6"/>
          <table:table-cell office:value-type="float" office:value="80">
            <text:p>8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Storages must handle Quantity and Measure</text:p>
          </table:table-cell>
          <table:table-cell table:style-name="Default" table:number-columns-repeated="6"/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Native Dialect Sequences</text:p>
          </table:table-cell>
          <table:table-cell table:style-name="Default" table:number-columns-repeated="6"/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Annotation based Validator</text:p>
          </table:table-cell>
          <table:table-cell table:style-name="Default" table:number-columns-repeated="6"/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Transations</text:p>
          </table:table-cell>
          <table:table-cell table:style-name="Default" table:number-columns-repeated="6"/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JNDI Datasource</text:p>
          </table:table-cell>
          <table:table-cell table:style-name="Default" table:number-columns-repeated="6"/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Image Service</text:p>
          </table:table-cell>
          <table:table-cell table:style-name="Default" table:number-columns-repeated="6"/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Login Autentication</text:p>
          </table:table-cell>
          <table:table-cell table:style-name="Default" table:number-columns-repeated="6"/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UILayouts</text:p>
          </table:table-cell>
          <table:table-cell table:style-name="Default" table:number-columns-repeated="7"/>
          <table:table-cell table:number-columns-repeated="248"/>
        </table:table-row>
      </table:table>
      <table:database-ranges>
        <table:database-range table:target-range-address="Plan2.A2:Plan2.I44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able-cell-properties fo:background-color="#ffffcc"/>
    </style:style>
    <style:style style:name="Excel_5f_CondFormat_5f_1_5f_2_5f_3" style:display-name="Excel_CondFormat_1_2_3" style:family="table-cell" style:parent-style-name="Default">
      <style:table-cell-properties fo:background-color="#ccffcc"/>
    </style:style>
    <style:style style:name="Excel_5f_CondFormat_5f_2_5f_1_5f_1" style:display-name="Excel_CondFormat_2_1_1" style:family="table-cell" style:parent-style-name="Default">
      <style:table-cell-properties fo:background-color="#ffffcc"/>
    </style:style>
    <style:style style:name="Excel_5f_CondFormat_5f_2_5f_1_5f_2" style:display-name="Excel_CondFormat_2_1_2" style:family="table-cell" style:parent-style-name="Default">
      <style:table-cell-properties fo:background-color="#99ccff"/>
    </style:style>
    <style:style style:name="Excel_5f_CondFormat_5f_2_5f_1_5f_3" style:display-name="Excel_CondFormat_2_1_3" style:family="table-cell" style:parent-style-name="Default">
      <style:table-cell-properties fo:background-color="#ccff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9">29/11/2008</text:date>, <text:time>11:48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7$Build-9354</meta:generator>
    <meta:initial-creator>Sergio</meta:initial-creator>
    <meta:creation-date>2008-06-07T10:54:10</meta:creation-date>
    <dc:creator>Sergio Manuel Marcos Taborda</dc:creator>
    <dc:date>2008-11-29T11:48:55.64</dc:date>
    <meta:editing-cycles>26</meta:editing-cycles>
    <meta:editing-duration>PT08H20M14S</meta:editing-duration>
    <meta:document-statistic meta:table-count="1" meta:cell-count="384" meta:object-count="0"/>
    <meta:user-defined meta:name="Informações 1"/>
    <meta:user-defined meta:name="Informações 2"/>
    <meta:user-defined meta:name="Informações 3"/>
    <meta:user-defined meta:name="Informações 4"/>
  </office:meta>
</office:document-meta>
</file>

<file path=Basic/Standard/EstaPasta_de_trabalho.xml><?xml version="1.0" encoding="utf-8"?>
<!DOCTYPE module  PUBLIC '-//OpenOffice.org//DTD OfficeDocument 1.0//EN'  'module.dtd'>
<script:module xmlns:script="http://openoffice.org/2000/script" script:name="EstaPasta_de_trabalho" script:language="StarBasic">Rem Attribute VBA_ModuleType=VBADocumentModule
Option VBASupport 1

</script:module>
</file>

<file path=Basic/Standard/M≤dulo1.xml><?xml version="1.0" encoding="utf-8"?>
<!DOCTYPE module  PUBLIC '-//OpenOffice.org//DTD OfficeDocument 1.0//EN'  'module.dtd'>
<script:module xmlns:script="http://openoffice.org/2000/script" script:name="Módulo1" script:language="StarBasic">Rem Attribute VBA_ModuleType=VBAModule
Option VBASupport 1

Function netValue(value As String, cost As String) as Integer

Dim vi As Integer
Dim ci As Integer

Select Case Trim(value)
Case Is = "S"
vi = 1
Case Is = "M"
vi = 2
Case Is = "L"
vi = 4
Case Is = "X"
vi = 8
End Select


Select Case Trim(cost)
Case Is = "S"
ci = 1
Case Is = "M"
ci = 2
Case Is = "L"
ci = 4
Case Is = "X"
ci = 8
End Select

netValue = vi-ci

end Function


Function relevance(value As String, cost As String, Optional priority As String , Optional efford as String) As Integer

Dim vi As Integer
Dim ci As Integer
Dim pi As Double
Dim ei as Double

If (IsMissing(priority)) Then
    pi = 1 
Else
    Select Case Trim(priority)
    Case Is = "X"
    pi = 8
    Case Is = "L"
    pi = 4
    Case Is = "M"
    pi = 2
    Case Is = "S"
    pi = 1
    End Select
End If

If (IsMissing(efford)) Then
    ei = 1
Else
    Select Case Trim(efford)
    Case Is = "S"
    ei = 1
    Case Is = "M"
    ei = 2
    Case Is = "L"
    ei = 3
    Case Is = "X"
    ei = 7
    End Select
End If

Select Case Trim(value)
Case Is = "S"
vi = 1
Case Is = "M"
vi = 2
Case Is = "L"
vi = 4
Case Is = "X"
vi = 8
End Select

Select Case Trim(cost)
Case Is = "S"
ci = 1
Case Is = "M"
ci = 3
Case Is = "L"
ci = 5
Case Is = "X"
ci = 7
End Select
 

relevance =  (vi + pi)  - (ci + ei)
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staPasta_de_trabalho"/>
  <library:element library:name="Módulo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